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/>
      <style:text-properties fo:color="#2A6099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2" style:family="table-cell" style:parent-style-name="Default" style:data-style-name="N0">
      <style:table-cell-properties fo:background-color="#000000"/>
    </style:style>
    <style:style style:name="ce23" style:family="table-cell" style:parent-style-name="Default" style:data-style-name="N0">
      <style:table-cell-properties fo:background-color="#000000"/>
      <style:text-properties fo:color="#00A933"/>
    </style:style>
    <style:style style:name="ce24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B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B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A:</text:p>
          </table:table-cell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stevedore&gt;=1.16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msgpack&gt;=0.4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asteners&gt;=0.7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tenacity&gt;=5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uturist&gt;=1.2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utils&gt;=4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serialization&gt;=1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debtcollector&gt;=3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A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1"/>
          <table:table-cell office:value-type="string" table:style-name="ce11">
            <text:p>i1.1.77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style-name="ce22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style-name="ce22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style-name="ce22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style-name="ce24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7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1.2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24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7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17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17"/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7"/>
        </table:table-row>
        <table:table-row table:style-name="ro2">
          <table:table-cell table:style-name="ce24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number-rows-repeated="1046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2:35:50Z</dc:date>
    <meta:editing-cycles>468</meta:editing-cycles>
    <meta:editing-duration>PT5265S</meta:editing-duration>
    <meta:user-defined meta:name="AppVersion">16.0300</meta:user-defined>
  </office:meta>
</office:document-meta>
</file>